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Feuille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 °ordre</text:p>
          </table:table-cell>
          <table:table-cell office:value-type="string">
            <text:p>N° Ml</text:p>
          </table:table-cell>
          <table:table-cell office:value-type="string">
            <text:p>Prenoms</text:p>
          </table:table-cell>
          <table:table-cell office:value-type="string">
            <text:p>Noms</text:p>
          </table:table-cell>
          <table:table-cell office:value-type="string">
            <text:p>Sexe</text:p>
          </table:table-cell>
          <table:table-cell office:value-type="string">
            <text:p>Lieu de naissance</text:p>
          </table:table-cell>
          <table:table-cell office:value-type="string">
            <text:p>Date de naissance</text:p>
          </table:table-cell>
          <table:table-cell office:value-type="string">
            <text:p>Prenom du père</text:p>
          </table:table-cell>
          <table:table-cell office:value-type="string">
            <text:p>Nom du père</text:p>
          </table:table-cell>
          <table:table-cell office:value-type="string">
            <text:p>Prenom de la mere</text:p>
          </table:table-cell>
          <table:table-cell office:value-type="string">
            <text:p>Nom de la mère</text:p>
          </table:table-cell>
          <table:table-cell office:value-type="string">
            <text:p>M,G</text:p>
          </table:table-cell>
          <table:table-cell/>
        </table:table-row>
        <table:table-row>
          <table:table-cell office:value="1" office:value-type="float"/>
          <table:table-cell office:value="344" office:value-type="float"/>
          <table:table-cell office:value-type="string">
            <text:p>Satio</text:p>
          </table:table-cell>
          <table:table-cell office:value-type="string">
            <text:p>Traore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4-07-19" office:value-type="date"/>
          <table:table-cell office:value-type="string">
            <text:p>Madou</text:p>
          </table:table-cell>
          <table:table-cell office:value-type="string">
            <text:p>Traore</text:p>
          </table:table-cell>
          <table:table-cell office:value-type="string">
            <text:p>Djénèbou</text:p>
          </table:table-cell>
          <table:table-cell office:value-type="string">
            <text:p>Fané</text:p>
          </table:table-cell>
          <table:table-cell office:value="7.78" office:value-type="float"/>
          <table:table-cell/>
        </table:table-row>
        <table:table-row>
          <table:table-cell office:value="2" office:value-type="float"/>
          <table:table-cell office:value="277" office:value-type="float"/>
          <table:table-cell office:value-type="string">
            <text:p>Fatoumata Chacka</text:p>
          </table:table-cell>
          <table:table-cell office:value-type="string">
            <text:p>Trore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5-12" office:value-type="date"/>
          <table:table-cell office:value-type="string">
            <text:p>Chacka</text:p>
          </table:table-cell>
          <table:table-cell office:value-type="string">
            <text:p>Trore</text:p>
          </table:table-cell>
          <table:table-cell office:value-type="string">
            <text:p>Mariam</text:p>
          </table:table-cell>
          <table:table-cell office:value-type="string">
            <text:p>Diarra</text:p>
          </table:table-cell>
          <table:table-cell office:value="7.4" office:value-type="float"/>
          <table:table-cell/>
        </table:table-row>
        <table:table-row>
          <table:table-cell office:value="3" office:value-type="float"/>
          <table:table-cell office:value="263" office:value-type="float"/>
          <table:table-cell office:value-type="string">
            <text:p>Amadou</text:p>
          </table:table-cell>
          <table:table-cell office:value-type="string">
            <text:p>Toure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2-01" office:value-type="date"/>
          <table:table-cell office:value-type="string">
            <text:p>Aly</text:p>
          </table:table-cell>
          <table:table-cell office:value-type="string">
            <text:p>Toure</text:p>
          </table:table-cell>
          <table:table-cell office:value-type="string">
            <text:p>Oumou</text:p>
          </table:table-cell>
          <table:table-cell office:value-type="string">
            <text:p>Diarra</text:p>
          </table:table-cell>
          <table:table-cell office:value="7.37" office:value-type="float"/>
          <table:table-cell/>
        </table:table-row>
        <table:table-row>
          <table:table-cell office:value="4" office:value-type="float"/>
          <table:table-cell office:value="516" office:value-type="float"/>
          <table:table-cell office:value-type="string">
            <text:p>Fama</text:p>
          </table:table-cell>
          <table:table-cell office:value-type="string">
            <text:p>Sidibe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6-26" office:value-type="date"/>
          <table:table-cell office:value-type="string">
            <text:p>Oumar</text:p>
          </table:table-cell>
          <table:table-cell office:value-type="string">
            <text:p>Sidibe</text:p>
          </table:table-cell>
          <table:table-cell office:value-type="string">
            <text:p>Hawa</text:p>
          </table:table-cell>
          <table:table-cell office:value-type="string">
            <text:p>Coulibaly</text:p>
          </table:table-cell>
          <table:table-cell office:value="7.34" office:value-type="float"/>
          <table:table-cell/>
        </table:table-row>
        <table:table-row>
          <table:table-cell office:value="5" office:value-type="float"/>
          <table:table-cell office:value="537" office:value-type="float"/>
          <table:table-cell office:value-type="string">
            <text:p>Fanta</text:p>
          </table:table-cell>
          <table:table-cell office:value-type="string">
            <text:p>Bengaly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4-01" office:value-type="date"/>
          <table:table-cell office:value-type="string">
            <text:p>Harouna</text:p>
          </table:table-cell>
          <table:table-cell office:value-type="string">
            <text:p>Bengaly</text:p>
          </table:table-cell>
          <table:table-cell office:value-type="string">
            <text:p>Mari</text:p>
          </table:table-cell>
          <table:table-cell office:value-type="string">
            <text:p>Traore</text:p>
          </table:table-cell>
          <table:table-cell office:value="7.34" office:value-type="float"/>
          <table:table-cell/>
        </table:table-row>
        <table:table-row>
          <table:table-cell office:value="6" office:value-type="float"/>
          <table:table-cell office:value="540" office:value-type="float"/>
          <table:table-cell office:value-type="string">
            <text:p>Djénèba</text:p>
          </table:table-cell>
          <table:table-cell office:value-type="string">
            <text:p>Dembele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4-01-22" office:value-type="date"/>
          <table:table-cell office:value-type="string">
            <text:p>Daouda</text:p>
          </table:table-cell>
          <table:table-cell office:value-type="string">
            <text:p>Dembele</text:p>
          </table:table-cell>
          <table:table-cell office:value-type="string">
            <text:p>Mariama</text:p>
          </table:table-cell>
          <table:table-cell office:value-type="string">
            <text:p>Tangara</text:p>
          </table:table-cell>
          <table:table-cell office:value="7.3" office:value-type="float"/>
          <table:table-cell/>
        </table:table-row>
        <table:table-row>
          <table:table-cell office:value="7" office:value-type="float"/>
          <table:table-cell office:value="541" office:value-type="float"/>
          <table:table-cell office:value-type="string">
            <text:p>Zoumana</text:p>
          </table:table-cell>
          <table:table-cell office:value-type="string">
            <text:p>Thiero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5-08-12" office:value-type="date"/>
          <table:table-cell office:value-type="string">
            <text:p>Yaya</text:p>
          </table:table-cell>
          <table:table-cell office:value-type="string">
            <text:p>Thiero</text:p>
          </table:table-cell>
          <table:table-cell office:value-type="string">
            <text:p>Chatou</text:p>
          </table:table-cell>
          <table:table-cell office:value-type="string">
            <text:p>Bouare</text:p>
          </table:table-cell>
          <table:table-cell office:value="7.25" office:value-type="float"/>
          <table:table-cell/>
        </table:table-row>
        <table:table-row>
          <table:table-cell office:value="8" office:value-type="float"/>
          <table:table-cell office:value="542" office:value-type="float"/>
          <table:table-cell office:value-type="string">
            <text:p>Korotoumou</text:p>
          </table:table-cell>
          <table:table-cell office:value-type="string">
            <text:p>Mariko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11-15" office:value-type="date"/>
          <table:table-cell office:value-type="string">
            <text:p>Moussa</text:p>
          </table:table-cell>
          <table:table-cell office:value-type="string">
            <text:p>Mariko</text:p>
          </table:table-cell>
          <table:table-cell office:value-type="string">
            <text:p>Tata</text:p>
          </table:table-cell>
          <table:table-cell office:value-type="string">
            <text:p>Sanogo</text:p>
          </table:table-cell>
          <table:table-cell office:value="7.12" office:value-type="float"/>
          <table:table-cell/>
        </table:table-row>
        <table:table-row>
          <table:table-cell office:value="9" office:value-type="float"/>
          <table:table-cell office:value="544" office:value-type="float"/>
          <table:table-cell office:value-type="string">
            <text:p>Aïchata</text:p>
          </table:table-cell>
          <table:table-cell office:value-type="string">
            <text:p>Berthe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5-08-08" office:value-type="date"/>
          <table:table-cell office:value-type="string">
            <text:p>Zantigui</text:p>
          </table:table-cell>
          <table:table-cell office:value-type="string">
            <text:p>Berthe</text:p>
          </table:table-cell>
          <table:table-cell office:value-type="string">
            <text:p>Bibatou</text:p>
          </table:table-cell>
          <table:table-cell office:value-type="string">
            <text:p>Diarra</text:p>
          </table:table-cell>
          <table:table-cell office:value="7.12" office:value-type="float"/>
          <table:table-cell/>
        </table:table-row>
        <table:table-row>
          <table:table-cell office:value="10" office:value-type="float"/>
          <table:table-cell office:value="545" office:value-type="float"/>
          <table:table-cell office:value-type="string">
            <text:p>Sira</text:p>
          </table:table-cell>
          <table:table-cell office:value-type="string">
            <text:p>Mariko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5-11-04" office:value-type="date"/>
          <table:table-cell office:value-type="string">
            <text:p>Moussa</text:p>
          </table:table-cell>
          <table:table-cell office:value-type="string">
            <text:p>Mariko</text:p>
          </table:table-cell>
          <table:table-cell office:value-type="string">
            <text:p>Kadia</text:p>
          </table:table-cell>
          <table:table-cell office:value-type="string">
            <text:p>Dissa</text:p>
          </table:table-cell>
          <table:table-cell office:value="7.09" office:value-type="float"/>
          <table:table-cell/>
        </table:table-row>
        <table:table-row>
          <table:table-cell office:value="11" office:value-type="float"/>
          <table:table-cell office:value="546" office:value-type="float"/>
          <table:table-cell office:value-type="string">
            <text:p>Aminata</text:p>
          </table:table-cell>
          <table:table-cell office:value-type="string">
            <text:p>Barry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3-27" office:value-type="date"/>
          <table:table-cell office:value-type="string">
            <text:p>Seyba</text:p>
          </table:table-cell>
          <table:table-cell office:value-type="string">
            <text:p>Barry</text:p>
          </table:table-cell>
          <table:table-cell office:value-type="string">
            <text:p>Oumou</text:p>
          </table:table-cell>
          <table:table-cell office:value-type="string">
            <text:p>Barry</text:p>
          </table:table-cell>
          <table:table-cell office:value="6.99" office:value-type="float"/>
          <table:table-cell/>
        </table:table-row>
        <table:table-row>
          <table:table-cell office:value="12" office:value-type="float"/>
          <table:table-cell office:value="547" office:value-type="float"/>
          <table:table-cell office:value-type="string">
            <text:p>Fatoumata D</text:p>
          </table:table-cell>
          <table:table-cell office:value-type="string">
            <text:p>Trore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4-06-24" office:value-type="date"/>
          <table:table-cell office:value-type="string">
            <text:p>Drissa</text:p>
          </table:table-cell>
          <table:table-cell office:value-type="string">
            <text:p>Trore</text:p>
          </table:table-cell>
          <table:table-cell office:value-type="string">
            <text:p>Aminata</text:p>
          </table:table-cell>
          <table:table-cell office:value-type="string">
            <text:p>Cissé</text:p>
          </table:table-cell>
          <table:table-cell office:value="6.97" office:value-type="float"/>
          <table:table-cell/>
        </table:table-row>
        <table:table-row>
          <table:table-cell office:value="13" office:value-type="float"/>
          <table:table-cell office:value="448" office:value-type="float"/>
          <table:table-cell office:value-type="string">
            <text:p>Mariam</text:p>
          </table:table-cell>
          <table:table-cell office:value-type="string">
            <text:p>Diarr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5-03-12" office:value-type="date"/>
          <table:table-cell office:value-type="string">
            <text:p>Amadou</text:p>
          </table:table-cell>
          <table:table-cell office:value-type="string">
            <text:p>Diarra</text:p>
          </table:table-cell>
          <table:table-cell office:value-type="string">
            <text:p>Kadia</text:p>
          </table:table-cell>
          <table:table-cell office:value-type="string">
            <text:p>Traore</text:p>
          </table:table-cell>
          <table:table-cell office:value="6.96" office:value-type="float"/>
          <table:table-cell/>
        </table:table-row>
        <table:table-row>
          <table:table-cell office:value="14" office:value-type="float"/>
          <table:table-cell office:value="549" office:value-type="float"/>
          <table:table-cell office:value-type="string">
            <text:p>Fatoumata M</text:p>
          </table:table-cell>
          <table:table-cell office:value-type="string">
            <text:p>Traore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5-10" office:value-type="date"/>
          <table:table-cell office:value-type="string">
            <text:p>Noumakan</text:p>
          </table:table-cell>
          <table:table-cell office:value-type="string">
            <text:p>Traore</text:p>
          </table:table-cell>
          <table:table-cell office:value-type="string">
            <text:p>Adiaratou</text:p>
          </table:table-cell>
          <table:table-cell office:value-type="string">
            <text:p>Togola</text:p>
          </table:table-cell>
          <table:table-cell office:value="6.87" office:value-type="float"/>
          <table:table-cell/>
        </table:table-row>
        <table:table-row>
          <table:table-cell office:value="15" office:value-type="float"/>
          <table:table-cell office:value="241" office:value-type="float"/>
          <table:table-cell office:value-type="string">
            <text:p>Rokia</text:p>
          </table:table-cell>
          <table:table-cell office:value-type="string">
            <text:p>Sybi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5-10-31" office:value-type="date"/>
          <table:table-cell office:value-type="string">
            <text:p>Moussa</text:p>
          </table:table-cell>
          <table:table-cell office:value-type="string">
            <text:p>Sybi</text:p>
          </table:table-cell>
          <table:table-cell office:value-type="string">
            <text:p>Assetou</text:p>
          </table:table-cell>
          <table:table-cell office:value-type="string">
            <text:p>Cissé</text:p>
          </table:table-cell>
          <table:table-cell office:value="6.84" office:value-type="float"/>
          <table:table-cell/>
        </table:table-row>
        <table:table-row>
          <table:table-cell office:value="16" office:value-type="float"/>
          <table:table-cell office:value="103" office:value-type="float"/>
          <table:table-cell office:value-type="string">
            <text:p>Lamine</text:p>
          </table:table-cell>
          <table:table-cell office:value-type="string">
            <text:p>Traore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3-31" office:value-type="date"/>
          <table:table-cell office:value-type="string">
            <text:p>Bacary</text:p>
          </table:table-cell>
          <table:table-cell office:value-type="string">
            <text:p>Traore</text:p>
          </table:table-cell>
          <table:table-cell office:value-type="string">
            <text:p>Mariam</text:p>
          </table:table-cell>
          <table:table-cell office:value-type="string">
            <text:p>Traoré</text:p>
          </table:table-cell>
          <table:table-cell office:value="6.75" office:value-type="float"/>
          <table:table-cell/>
        </table:table-row>
        <table:table-row>
          <table:table-cell office:value="17" office:value-type="float"/>
          <table:table-cell office:value="98" office:value-type="float"/>
          <table:table-cell office:value-type="string">
            <text:p>Rokia</text:p>
          </table:table-cell>
          <table:table-cell office:value-type="string">
            <text:p>Doumbi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4-04-01" office:value-type="date"/>
          <table:table-cell office:value-type="string">
            <text:p>Ousmane</text:p>
          </table:table-cell>
          <table:table-cell office:value-type="string">
            <text:p>Doumbia</text:p>
          </table:table-cell>
          <table:table-cell office:value-type="string">
            <text:p>Ramata</text:p>
          </table:table-cell>
          <table:table-cell office:value-type="string">
            <text:p>Tolo</text:p>
          </table:table-cell>
          <table:table-cell office:value="6.62" office:value-type="float"/>
          <table:table-cell/>
        </table:table-row>
        <table:table-row>
          <table:table-cell office:value="18" office:value-type="float"/>
          <table:table-cell office:value="216" office:value-type="float"/>
          <table:table-cell office:value-type="string">
            <text:p>Madiara</text:p>
          </table:table-cell>
          <table:table-cell office:value-type="string">
            <text:p>Traore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4-02-21" office:value-type="date"/>
          <table:table-cell office:value-type="string">
            <text:p>Seydou</text:p>
          </table:table-cell>
          <table:table-cell office:value-type="string">
            <text:p>Traore</text:p>
          </table:table-cell>
          <table:table-cell office:value-type="string">
            <text:p>Gado</text:p>
          </table:table-cell>
          <table:table-cell office:value-type="string">
            <text:p>Traore</text:p>
          </table:table-cell>
          <table:table-cell office:value="6.56" office:value-type="float"/>
          <table:table-cell/>
        </table:table-row>
        <table:table-row>
          <table:table-cell office:value="19" office:value-type="float"/>
          <table:table-cell office:value="303" office:value-type="float"/>
          <table:table-cell office:value-type="string">
            <text:p>Mamadou J</text:p>
          </table:table-cell>
          <table:table-cell office:value-type="string">
            <text:p>Doumbi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8-28" office:value-type="date"/>
          <table:table-cell office:value-type="string">
            <text:p>Moribo</text:p>
          </table:table-cell>
          <table:table-cell office:value-type="string">
            <text:p>Doumbia</text:p>
          </table:table-cell>
          <table:table-cell office:value-type="string">
            <text:p>Tenin</text:p>
          </table:table-cell>
          <table:table-cell office:value-type="string">
            <text:p>Diarra</text:p>
          </table:table-cell>
          <table:table-cell office:value="6.46" office:value-type="float"/>
          <table:table-cell/>
        </table:table-row>
        <table:table-row>
          <table:table-cell office:value="20" office:value-type="float"/>
          <table:table-cell office:value="430" office:value-type="float"/>
          <table:table-cell office:value-type="string">
            <text:p>Ibrahima</text:p>
          </table:table-cell>
          <table:table-cell office:value-type="string">
            <text:p>Traore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4-05-12" office:value-type="date"/>
          <table:table-cell office:value-type="string">
            <text:p>Amaga</text:p>
          </table:table-cell>
          <table:table-cell office:value-type="string">
            <text:p>Traore</text:p>
          </table:table-cell>
          <table:table-cell office:value-type="string">
            <text:p>Aita</text:p>
          </table:table-cell>
          <table:table-cell office:value-type="string">
            <text:p>Kodio</text:p>
          </table:table-cell>
          <table:table-cell office:value="6.46" office:value-type="float"/>
          <table:table-cell/>
        </table:table-row>
        <table:table-row>
          <table:table-cell office:value="21" office:value-type="float"/>
          <table:table-cell office:value="429" office:value-type="float"/>
          <table:table-cell office:value-type="string">
            <text:p>Bareima</text:p>
          </table:table-cell>
          <table:table-cell office:value-type="string">
            <text:p>Lah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4-04-25" office:value-type="date"/>
          <table:table-cell office:value-type="string">
            <text:p>Abdoulaye</text:p>
          </table:table-cell>
          <table:table-cell office:value-type="string">
            <text:p>Lah</text:p>
          </table:table-cell>
          <table:table-cell office:value-type="string">
            <text:p>Maria</text:p>
          </table:table-cell>
          <table:table-cell office:value-type="string">
            <text:p>Coulibaly</text:p>
          </table:table-cell>
          <table:table-cell office:value="6.46" office:value-type="float"/>
          <table:table-cell/>
        </table:table-row>
        <table:table-row>
          <table:table-cell office:value="22" office:value-type="float"/>
          <table:table-cell office:value="550" office:value-type="float"/>
          <table:table-cell office:value-type="string">
            <text:p>Adama</text:p>
          </table:table-cell>
          <table:table-cell office:value-type="string">
            <text:p>Coulibaly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4-09-09" office:value-type="date"/>
          <table:table-cell office:value-type="string">
            <text:p>Mory</text:p>
          </table:table-cell>
          <table:table-cell office:value-type="string">
            <text:p>Coulibaly</text:p>
          </table:table-cell>
          <table:table-cell office:value-type="string">
            <text:p>Kadia</text:p>
          </table:table-cell>
          <table:table-cell office:value-type="string">
            <text:p>Samaké</text:p>
          </table:table-cell>
          <table:table-cell office:value="6.45" office:value-type="float"/>
          <table:table-cell/>
        </table:table-row>
        <table:table-row>
          <table:table-cell office:value="23" office:value-type="float"/>
          <table:table-cell office:value="551" office:value-type="float"/>
          <table:table-cell office:value-type="string">
            <text:p>Mariam</text:p>
          </table:table-cell>
          <table:table-cell office:value-type="string">
            <text:p>Guindo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8-13" office:value-type="date"/>
          <table:table-cell office:value-type="string">
            <text:p>Amadou</text:p>
          </table:table-cell>
          <table:table-cell office:value-type="string">
            <text:p>Guindo</text:p>
          </table:table-cell>
          <table:table-cell office:value-type="string">
            <text:p>Fatoumata</text:p>
          </table:table-cell>
          <table:table-cell office:value-type="string">
            <text:p>Diallo</text:p>
          </table:table-cell>
          <table:table-cell office:value="6.44" office:value-type="float"/>
          <table:table-cell/>
        </table:table-row>
        <table:table-row>
          <table:table-cell office:value="24" office:value-type="float"/>
          <table:table-cell office:value="552" office:value-type="float"/>
          <table:table-cell office:value-type="string">
            <text:p>Drissa</text:p>
          </table:table-cell>
          <table:table-cell office:value-type="string">
            <text:p>Diarr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5-06-27" office:value-type="date"/>
          <table:table-cell office:value-type="string">
            <text:p>Mamadou</text:p>
          </table:table-cell>
          <table:table-cell office:value-type="string">
            <text:p>Diarra</text:p>
          </table:table-cell>
          <table:table-cell office:value-type="string">
            <text:p>Rokia</text:p>
          </table:table-cell>
          <table:table-cell office:value-type="string">
            <text:p>Sogoba</text:p>
          </table:table-cell>
          <table:table-cell office:value="6.31" office:value-type="float"/>
          <table:table-cell/>
        </table:table-row>
        <table:table-row>
          <table:table-cell office:value="25" office:value-type="float"/>
          <table:table-cell office:value="553" office:value-type="float"/>
          <table:table-cell office:value-type="string">
            <text:p>Souleymane</text:p>
          </table:table-cell>
          <table:table-cell office:value-type="string">
            <text:p>Traore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1-12" office:value-type="date"/>
          <table:table-cell office:value-type="string">
            <text:p>Mahamadou</text:p>
          </table:table-cell>
          <table:table-cell office:value-type="string">
            <text:p>Traore</text:p>
          </table:table-cell>
          <table:table-cell office:value-type="string">
            <text:p>Oumou</text:p>
          </table:table-cell>
          <table:table-cell office:value-type="string">
            <text:p>Traore</text:p>
          </table:table-cell>
          <table:table-cell office:value="6.24" office:value-type="float"/>
          <table:table-cell/>
        </table:table-row>
        <table:table-row>
          <table:table-cell office:value="26" office:value-type="float"/>
          <table:table-cell office:value="554" office:value-type="float"/>
          <table:table-cell office:value-type="string">
            <text:p>Zoumana</text:p>
          </table:table-cell>
          <table:table-cell office:value-type="string">
            <text:p>Traore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5-09-09" office:value-type="date"/>
          <table:table-cell office:value-type="string">
            <text:p>Bourama</text:p>
          </table:table-cell>
          <table:table-cell office:value-type="string">
            <text:p>Traore</text:p>
          </table:table-cell>
          <table:table-cell office:value-type="string">
            <text:p>Kadi</text:p>
          </table:table-cell>
          <table:table-cell office:value-type="string">
            <text:p>Diarra</text:p>
          </table:table-cell>
          <table:table-cell office:value="6.09" office:value-type="float"/>
          <table:table-cell/>
        </table:table-row>
        <table:table-row>
          <table:table-cell office:value="27" office:value-type="float"/>
          <table:table-cell office:value="555" office:value-type="float"/>
          <table:table-cell office:value-type="string">
            <text:p>Ousmane</text:p>
          </table:table-cell>
          <table:table-cell office:value-type="string">
            <text:p>Cissé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2-22" office:value-type="date"/>
          <table:table-cell office:value-type="string">
            <text:p>Ibrahiam</text:p>
          </table:table-cell>
          <table:table-cell office:value-type="string">
            <text:p>Cissé</text:p>
          </table:table-cell>
          <table:table-cell office:value-type="string">
            <text:p>Assanatou</text:p>
          </table:table-cell>
          <table:table-cell office:value-type="string">
            <text:p>Coulibaly</text:p>
          </table:table-cell>
          <table:table-cell office:value="6" office:value-type="float"/>
          <table:table-cell/>
        </table:table-row>
        <table:table-row>
          <table:table-cell office:value="28" office:value-type="float"/>
          <table:table-cell office:value="556" office:value-type="float"/>
          <table:table-cell office:value-type="string">
            <text:p>Abdoul Aziz</text:p>
          </table:table-cell>
          <table:table-cell office:value-type="string">
            <text:p>Ganame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7-01-30" office:value-type="date"/>
          <table:table-cell office:value-type="string">
            <text:p>Amadou</text:p>
          </table:table-cell>
          <table:table-cell office:value-type="string">
            <text:p>Ganame</text:p>
          </table:table-cell>
          <table:table-cell office:value-type="string">
            <text:p>Kadia</text:p>
          </table:table-cell>
          <table:table-cell office:value-type="string">
            <text:p>Traore</text:p>
          </table:table-cell>
          <table:table-cell office:value="5.96" office:value-type="float"/>
          <table:table-cell/>
        </table:table-row>
        <table:table-row>
          <table:table-cell office:value="29" office:value-type="float"/>
          <table:table-cell office:value="557" office:value-type="float"/>
          <table:table-cell office:value-type="string">
            <text:p>Mariam</text:p>
          </table:table-cell>
          <table:table-cell office:value-type="string">
            <text:p>Sougoun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5-16" office:value-type="date"/>
          <table:table-cell office:value-type="string">
            <text:p>Baba</text:p>
          </table:table-cell>
          <table:table-cell office:value-type="string">
            <text:p>Sougouna</text:p>
          </table:table-cell>
          <table:table-cell office:value-type="string">
            <text:p>Saliamata</text:p>
          </table:table-cell>
          <table:table-cell office:value-type="string">
            <text:p>Ouadrago</text:p>
          </table:table-cell>
          <table:table-cell office:value="5.93" office:value-type="float"/>
          <table:table-cell/>
        </table:table-row>
        <table:table-row>
          <table:table-cell office:value="30" office:value-type="float"/>
          <table:table-cell office:value="558" office:value-type="float"/>
          <table:table-cell office:value-type="string">
            <text:p>Oumou</text:p>
          </table:table-cell>
          <table:table-cell office:value-type="string">
            <text:p>Zall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4-05-03" office:value-type="date"/>
          <table:table-cell office:value-type="string">
            <text:p>Sekou</text:p>
          </table:table-cell>
          <table:table-cell office:value-type="string">
            <text:p>Zalla</text:p>
          </table:table-cell>
          <table:table-cell office:value-type="string">
            <text:p>Aminata</text:p>
          </table:table-cell>
          <table:table-cell office:value-type="string">
            <text:p>Konaté</text:p>
          </table:table-cell>
          <table:table-cell office:value="5.93" office:value-type="float"/>
          <table:table-cell/>
        </table:table-row>
        <table:table-row>
          <table:table-cell office:value="31" office:value-type="float"/>
          <table:table-cell office:value="559" office:value-type="float"/>
          <table:table-cell office:value-type="string">
            <text:p>Aboubacar</text:p>
          </table:table-cell>
          <table:table-cell office:value-type="string">
            <text:p>Barry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9-13" office:value-type="date"/>
          <table:table-cell office:value-type="string">
            <text:p>Lamine</text:p>
          </table:table-cell>
          <table:table-cell office:value-type="string">
            <text:p>Barry</text:p>
          </table:table-cell>
          <table:table-cell office:value-type="string">
            <text:p>Fatoumata</text:p>
          </table:table-cell>
          <table:table-cell office:value-type="string">
            <text:p>Traoré</text:p>
          </table:table-cell>
          <table:table-cell office:value="5.9" office:value-type="float"/>
          <table:table-cell/>
        </table:table-row>
        <table:table-row>
          <table:table-cell office:value="32" office:value-type="float"/>
          <table:table-cell office:value="560" office:value-type="float"/>
          <table:table-cell office:value-type="string">
            <text:p>Hamadou</text:p>
          </table:table-cell>
          <table:table-cell office:value-type="string">
            <text:p>Doumbi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4-01-31" office:value-type="date"/>
          <table:table-cell office:value-type="string">
            <text:p>Seydou</text:p>
          </table:table-cell>
          <table:table-cell office:value-type="string">
            <text:p>Doumbia</text:p>
          </table:table-cell>
          <table:table-cell office:value-type="string">
            <text:p>Hawa</text:p>
          </table:table-cell>
          <table:table-cell office:value-type="string">
            <text:p>Mariko</text:p>
          </table:table-cell>
          <table:table-cell office:value="5.81" office:value-type="float"/>
          <table:table-cell/>
        </table:table-row>
        <table:table-row>
          <table:table-cell office:value="33" office:value-type="float"/>
          <table:table-cell office:value="561" office:value-type="float"/>
          <table:table-cell office:value-type="string">
            <text:p>Mamadou</text:p>
          </table:table-cell>
          <table:table-cell office:value-type="string">
            <text:p>Keït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4-06-12" office:value-type="date"/>
          <table:table-cell office:value-type="string">
            <text:p>Dramane</text:p>
          </table:table-cell>
          <table:table-cell office:value-type="string">
            <text:p>Keïta</text:p>
          </table:table-cell>
          <table:table-cell office:value-type="string">
            <text:p>Korotoumou</text:p>
          </table:table-cell>
          <table:table-cell office:value-type="string">
            <text:p>Konta</text:p>
          </table:table-cell>
          <table:table-cell office:value="5.75" office:value-type="float"/>
          <table:table-cell/>
        </table:table-row>
        <table:table-row>
          <table:table-cell office:value="34" office:value-type="float"/>
          <table:table-cell office:value="562" office:value-type="float"/>
          <table:table-cell office:value-type="string">
            <text:p>Abdramane B</text:p>
          </table:table-cell>
          <table:table-cell office:value-type="string">
            <text:p>Ongoïb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5-08-04" office:value-type="date"/>
          <table:table-cell office:value-type="string">
            <text:p>Amadou</text:p>
          </table:table-cell>
          <table:table-cell office:value-type="string">
            <text:p>Ongoïba</text:p>
          </table:table-cell>
          <table:table-cell office:value-type="string">
            <text:p>Djénèba</text:p>
          </table:table-cell>
          <table:table-cell office:value-type="string">
            <text:p>Ongoiba</text:p>
          </table:table-cell>
          <table:table-cell office:value="5.74" office:value-type="float"/>
          <table:table-cell/>
        </table:table-row>
        <table:table-row>
          <table:table-cell office:value="35" office:value-type="float"/>
          <table:table-cell office:value="563" office:value-type="float"/>
          <table:table-cell office:value-type="string">
            <text:p>Yaya</text:p>
          </table:table-cell>
          <table:table-cell office:value-type="string">
            <text:p>Traore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6-23" office:value-type="date"/>
          <table:table-cell office:value-type="string">
            <text:p>Souleymane dit Tiekoura</text:p>
          </table:table-cell>
          <table:table-cell office:value-type="string">
            <text:p>Traore</text:p>
          </table:table-cell>
          <table:table-cell office:value-type="string">
            <text:p>Ramatou</text:p>
          </table:table-cell>
          <table:table-cell office:value-type="string">
            <text:p>Sagara</text:p>
          </table:table-cell>
          <table:table-cell office:value="5.72" office:value-type="float"/>
          <table:table-cell/>
        </table:table-row>
        <table:table-row>
          <table:table-cell office:value="36" office:value-type="float"/>
          <table:table-cell office:value="564" office:value-type="float"/>
          <table:table-cell office:value-type="string">
            <text:p>Aboubacar Sidiki</text:p>
          </table:table-cell>
          <table:table-cell office:value-type="string">
            <text:p>Bangour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5-12-01" office:value-type="date"/>
          <table:table-cell office:value-type="string">
            <text:p>Moussa</text:p>
          </table:table-cell>
          <table:table-cell office:value-type="string">
            <text:p>Bangoura</text:p>
          </table:table-cell>
          <table:table-cell office:value-type="string">
            <text:p>Awa</text:p>
          </table:table-cell>
          <table:table-cell office:value-type="string">
            <text:p>Tangara</text:p>
          </table:table-cell>
          <table:table-cell office:value="5.62" office:value-type="float"/>
          <table:table-cell/>
        </table:table-row>
        <table:table-row>
          <table:table-cell office:value="37" office:value-type="float"/>
          <table:table-cell office:value="565" office:value-type="float"/>
          <table:table-cell office:value-type="string">
            <text:p>Bocar</text:p>
          </table:table-cell>
          <table:table-cell office:value-type="string">
            <text:p>Kébé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4-01-15" office:value-type="date"/>
          <table:table-cell office:value-type="string">
            <text:p>Mba</text:p>
          </table:table-cell>
          <table:table-cell office:value-type="string">
            <text:p>Kébé</text:p>
          </table:table-cell>
          <table:table-cell office:value-type="string">
            <text:p>awa</text:p>
          </table:table-cell>
          <table:table-cell office:value-type="string">
            <text:p>Traore</text:p>
          </table:table-cell>
          <table:table-cell office:value="5.56" office:value-type="float"/>
          <table:table-cell/>
        </table:table-row>
        <table:table-row>
          <table:table-cell office:value="38" office:value-type="float"/>
          <table:table-cell office:value="566" office:value-type="float"/>
          <table:table-cell office:value-type="string">
            <text:p>Saly</text:p>
          </table:table-cell>
          <table:table-cell office:value-type="string">
            <text:p>Sangaré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12-28" office:value-type="date"/>
          <table:table-cell office:value-type="string">
            <text:p>Abdoulaye</text:p>
          </table:table-cell>
          <table:table-cell office:value-type="string">
            <text:p>Sangaré</text:p>
          </table:table-cell>
          <table:table-cell office:value-type="string">
            <text:p>Mariam</text:p>
          </table:table-cell>
          <table:table-cell office:value-type="string">
            <text:p>Togola</text:p>
          </table:table-cell>
          <table:table-cell office:value="5.53" office:value-type="float"/>
          <table:table-cell/>
        </table:table-row>
        <table:table-row>
          <table:table-cell office:value="39" office:value-type="float"/>
          <table:table-cell office:value="567" office:value-type="float"/>
          <table:table-cell office:value-type="string">
            <text:p>Aminata</text:p>
          </table:table-cell>
          <table:table-cell office:value-type="string">
            <text:p>Diarr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4-06-05" office:value-type="date"/>
          <table:table-cell office:value-type="string">
            <text:p>Brahima</text:p>
          </table:table-cell>
          <table:table-cell office:value-type="string">
            <text:p>Diarra</text:p>
          </table:table-cell>
          <table:table-cell office:value-type="string">
            <text:p>Fatoumata</text:p>
          </table:table-cell>
          <table:table-cell office:value-type="string">
            <text:p>Diakité</text:p>
          </table:table-cell>
          <table:table-cell office:value="5.49" office:value-type="float"/>
          <table:table-cell/>
        </table:table-row>
        <table:table-row>
          <table:table-cell office:value="40" office:value-type="float"/>
          <table:table-cell office:value="568" office:value-type="float"/>
          <table:table-cell office:value-type="string">
            <text:p>Modibo</text:p>
          </table:table-cell>
          <table:table-cell office:value-type="string">
            <text:p>Togol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5-08-11" office:value-type="date"/>
          <table:table-cell office:value-type="string">
            <text:p>Mody</text:p>
          </table:table-cell>
          <table:table-cell office:value-type="string">
            <text:p>Togola</text:p>
          </table:table-cell>
          <table:table-cell office:value-type="string">
            <text:p>Mariam</text:p>
          </table:table-cell>
          <table:table-cell office:value-type="string">
            <text:p>Kha</text:p>
          </table:table-cell>
          <table:table-cell office:value="5.4" office:value-type="float"/>
          <table:table-cell/>
        </table:table-row>
        <table:table-row>
          <table:table-cell office:value="41" office:value-type="float"/>
          <table:table-cell office:value="569" office:value-type="float"/>
          <table:table-cell office:value-type="string">
            <text:p>Fatoumata Mata</text:p>
          </table:table-cell>
          <table:table-cell office:value-type="string">
            <text:p>Toure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4-12-30" office:value-type="date"/>
          <table:table-cell office:value-type="string">
            <text:p>Drissa</text:p>
          </table:table-cell>
          <table:table-cell office:value-type="string">
            <text:p>Toure</text:p>
          </table:table-cell>
          <table:table-cell office:value-type="string">
            <text:p/>
          </table:table-cell>
          <table:table-cell office:value-type="string">
            <text:p>Salimata</text:p>
          </table:table-cell>
          <table:table-cell office:value="5.31" office:value-type="float"/>
          <table:table-cell/>
        </table:table-row>
        <table:table-row>
          <table:table-cell office:value="42" office:value-type="float"/>
          <table:table-cell office:value="570" office:value-type="float"/>
          <table:table-cell office:value-type="string">
            <text:p>Batoma</text:p>
          </table:table-cell>
          <table:table-cell office:value-type="string">
            <text:p>Togol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5-10-18" office:value-type="date"/>
          <table:table-cell office:value-type="string">
            <text:p>Amon</text:p>
          </table:table-cell>
          <table:table-cell office:value-type="string">
            <text:p>Togola</text:p>
          </table:table-cell>
          <table:table-cell office:value-type="string">
            <text:p>Bintou</text:p>
          </table:table-cell>
          <table:table-cell office:value-type="string">
            <text:p>Perou</text:p>
          </table:table-cell>
          <table:table-cell office:value="5.18" office:value-type="float"/>
          <table:table-cell/>
        </table:table-row>
        <table:table-row>
          <table:table-cell office:value="43" office:value-type="float"/>
          <table:table-cell office:value="571" office:value-type="float"/>
          <table:table-cell office:value-type="string">
            <text:p>Seyba Mamadou</text:p>
          </table:table-cell>
          <table:table-cell office:value-type="string">
            <text:p>Coulibaly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5-02-15" office:value-type="date"/>
          <table:table-cell office:value-type="string">
            <text:p>Mamadou</text:p>
          </table:table-cell>
          <table:table-cell office:value-type="string">
            <text:p>Coulibaly</text:p>
          </table:table-cell>
          <table:table-cell office:value-type="string">
            <text:p>Hawa</text:p>
          </table:table-cell>
          <table:table-cell office:value-type="string">
            <text:p>Coulibaly</text:p>
          </table:table-cell>
          <table:table-cell office:value="5.12" office:value-type="float"/>
          <table:table-cell/>
        </table:table-row>
        <table:table-row>
          <table:table-cell office:value="44" office:value-type="float"/>
          <table:table-cell office:value="572" office:value-type="float"/>
          <table:table-cell office:value-type="string">
            <text:p>Aly</text:p>
          </table:table-cell>
          <table:table-cell office:value-type="string">
            <text:p>Sanogo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3-09" office:value-type="date"/>
          <table:table-cell office:value-type="string">
            <text:p>Zoumana</text:p>
          </table:table-cell>
          <table:table-cell office:value-type="string">
            <text:p>Sanogo</text:p>
          </table:table-cell>
          <table:table-cell office:value-type="string">
            <text:p>Rokia</text:p>
          </table:table-cell>
          <table:table-cell office:value-type="string">
            <text:p>Goita</text:p>
          </table:table-cell>
          <table:table-cell office:value="5.08" office:value-type="float"/>
          <table:table-cell/>
        </table:table-row>
        <table:table-row>
          <table:table-cell office:value="45" office:value-type="float"/>
          <table:table-cell office:value="573" office:value-type="float"/>
          <table:table-cell office:value-type="string">
            <text:p>Mamadou</text:p>
          </table:table-cell>
          <table:table-cell office:value-type="string">
            <text:p>Ly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5-11-21" office:value-type="date"/>
          <table:table-cell office:value-type="string">
            <text:p>Tiounkani</text:p>
          </table:table-cell>
          <table:table-cell office:value-type="string">
            <text:p>Ly</text:p>
          </table:table-cell>
          <table:table-cell office:value-type="string">
            <text:p>Bernadette</text:p>
          </table:table-cell>
          <table:table-cell office:value-type="string">
            <text:p>Mounkoro</text:p>
          </table:table-cell>
          <table:table-cell office:value="5.03" office:value-type="float"/>
          <table:table-cell/>
        </table:table-row>
        <table:table-row>
          <table:table-cell office:value="46" office:value-type="float"/>
          <table:table-cell office:value="574" office:value-type="float"/>
          <table:table-cell office:value-type="string">
            <text:p>Ibrahim Kaly</text:p>
          </table:table-cell>
          <table:table-cell office:value-type="string">
            <text:p>Doumbi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1-01" office:value-type="date"/>
          <table:table-cell office:value-type="string">
            <text:p>Seydou</text:p>
          </table:table-cell>
          <table:table-cell office:value-type="string">
            <text:p>Doumbia</text:p>
          </table:table-cell>
          <table:table-cell office:value-type="string">
            <text:p>Awa</text:p>
          </table:table-cell>
          <table:table-cell office:value-type="string">
            <text:p>Moro</text:p>
          </table:table-cell>
          <table:table-cell office:value="5.01" office:value-type="float"/>
          <table:table-cell/>
        </table:table-row>
        <table:table-row>
          <table:table-cell office:value="47" office:value-type="float"/>
          <table:table-cell office:value="575" office:value-type="float"/>
          <table:table-cell office:value-type="string">
            <text:p>Moussa</text:p>
          </table:table-cell>
          <table:table-cell office:value-type="string">
            <text:p>Djibo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3-16" office:value-type="date"/>
          <table:table-cell office:value-type="string">
            <text:p>Adama</text:p>
          </table:table-cell>
          <table:table-cell office:value-type="string">
            <text:p>Djibo</text:p>
          </table:table-cell>
          <table:table-cell office:value-type="string">
            <text:p>Fatoumata</text:p>
          </table:table-cell>
          <table:table-cell office:value-type="string">
            <text:p>Sangare</text:p>
          </table:table-cell>
          <table:table-cell office:value="5" office:value-type="float"/>
          <table:table-cell/>
        </table:table-row>
        <table:table-row>
          <table:table-cell office:value="48" office:value-type="float"/>
          <table:table-cell office:value="576" office:value-type="float"/>
          <table:table-cell office:value-type="string">
            <text:p>Oumar</text:p>
          </table:table-cell>
          <table:table-cell office:value-type="string">
            <text:p>Doumbi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5-08-13" office:value-type="date"/>
          <table:table-cell office:value-type="string">
            <text:p>Adama</text:p>
          </table:table-cell>
          <table:table-cell office:value-type="string">
            <text:p>Doumbia</text:p>
          </table:table-cell>
          <table:table-cell office:value-type="string">
            <text:p>Farima</text:p>
          </table:table-cell>
          <table:table-cell office:value-type="string">
            <text:p>Coulibaly</text:p>
          </table:table-cell>
          <table:table-cell office:value="4.78" office:value-type="float"/>
          <table:table-cell/>
        </table:table-row>
        <table:table-row>
          <table:table-cell office:value="49" office:value-type="float"/>
          <table:table-cell office:value="577" office:value-type="float"/>
          <table:table-cell office:value-type="string">
            <text:p>Aminata</text:p>
          </table:table-cell>
          <table:table-cell office:value-type="string">
            <text:p>Dembelé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7-03-27" office:value-type="date"/>
          <table:table-cell office:value-type="string">
            <text:p>Souleymane</text:p>
          </table:table-cell>
          <table:table-cell office:value-type="string">
            <text:p>Dembelé</text:p>
          </table:table-cell>
          <table:table-cell office:value-type="string">
            <text:p>Aminata</text:p>
          </table:table-cell>
          <table:table-cell office:value-type="string">
            <text:p>Doumbia</text:p>
          </table:table-cell>
          <table:table-cell office:value="4.78" office:value-type="float"/>
          <table:table-cell/>
        </table:table-row>
        <table:table-row>
          <table:table-cell office:value="50" office:value-type="float"/>
          <table:table-cell office:value="578" office:value-type="float"/>
          <table:table-cell office:value-type="string">
            <text:p>Aminata</text:p>
          </table:table-cell>
          <table:table-cell office:value-type="string">
            <text:p>Djibo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5-10-15" office:value-type="date"/>
          <table:table-cell office:value-type="string">
            <text:p>Kassim</text:p>
          </table:table-cell>
          <table:table-cell office:value-type="string">
            <text:p>Djibo</text:p>
          </table:table-cell>
          <table:table-cell office:value-type="string">
            <text:p>Fatoumata</text:p>
          </table:table-cell>
          <table:table-cell office:value-type="string">
            <text:p>Samake</text:p>
          </table:table-cell>
          <table:table-cell office:value="4.71" office:value-type="float"/>
          <table:table-cell/>
        </table:table-row>
        <table:table-row>
          <table:table-cell office:value="51" office:value-type="float"/>
          <table:table-cell office:value="579" office:value-type="float"/>
          <table:table-cell office:value-type="string">
            <text:p>Assetou</text:p>
          </table:table-cell>
          <table:table-cell office:value-type="string">
            <text:p>Keït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4-09-28" office:value-type="date"/>
          <table:table-cell office:value-type="string">
            <text:p>Amadou</text:p>
          </table:table-cell>
          <table:table-cell office:value-type="string">
            <text:p>Keïta</text:p>
          </table:table-cell>
          <table:table-cell office:value-type="string">
            <text:p>Aïche</text:p>
          </table:table-cell>
          <table:table-cell office:value-type="string">
            <text:p>Bah</text:p>
          </table:table-cell>
          <table:table-cell office:value="4.56" office:value-type="float"/>
          <table:table-cell/>
        </table:table-row>
        <table:table-row>
          <table:table-cell office:value="52" office:value-type="float"/>
          <table:table-cell office:value="580" office:value-type="float"/>
          <table:table-cell office:value-type="string">
            <text:p>Djélika</text:p>
          </table:table-cell>
          <table:table-cell office:value-type="string">
            <text:p>Djibo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5-07-11" office:value-type="date"/>
          <table:table-cell office:value-type="string">
            <text:p>Kabila</text:p>
          </table:table-cell>
          <table:table-cell office:value-type="string">
            <text:p>Djibo</text:p>
          </table:table-cell>
          <table:table-cell office:value-type="string">
            <text:p>Farma</text:p>
          </table:table-cell>
          <table:table-cell office:value-type="string">
            <text:p>Sangare</text:p>
          </table:table-cell>
          <table:table-cell office:value="4.4" office:value-type="float"/>
          <table:table-cell/>
        </table:table-row>
        <table:table-row>
          <table:table-cell office:value="53" office:value-type="float"/>
          <table:table-cell office:value="581" office:value-type="float"/>
          <table:table-cell office:value-type="string">
            <text:p>Aboubacar</text:p>
          </table:table-cell>
          <table:table-cell office:value-type="string">
            <text:p>Bouare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4-09-04" office:value-type="date"/>
          <table:table-cell office:value-type="string">
            <text:p>Sadjo</text:p>
          </table:table-cell>
          <table:table-cell office:value-type="string">
            <text:p>Bouare</text:p>
          </table:table-cell>
          <table:table-cell office:value-type="string">
            <text:p>Fatoumata</text:p>
          </table:table-cell>
          <table:table-cell office:value-type="string">
            <text:p>Sacko</text:p>
          </table:table-cell>
          <table:table-cell office:value="4.34" office:value-type="float"/>
          <table:table-cell/>
        </table:table-row>
        <table:table-row>
          <table:table-cell office:value="54" office:value-type="float"/>
          <table:table-cell office:value="582" office:value-type="float"/>
          <table:table-cell office:value-type="string">
            <text:p>Kadia Bamousso</text:p>
          </table:table-cell>
          <table:table-cell office:value-type="string">
            <text:p>Tangar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1-23" office:value-type="date"/>
          <table:table-cell office:value-type="string">
            <text:p>Yaya</text:p>
          </table:table-cell>
          <table:table-cell office:value-type="string">
            <text:p>Tangara</text:p>
          </table:table-cell>
          <table:table-cell office:value-type="string">
            <text:p>Korotoumou</text:p>
          </table:table-cell>
          <table:table-cell office:value-type="string">
            <text:p>Katilé</text:p>
          </table:table-cell>
          <table:table-cell office:value="4.31" office:value-type="float"/>
          <table:table-cell/>
        </table:table-row>
        <table:table-row>
          <table:table-cell office:value="55" office:value-type="float"/>
          <table:table-cell office:value="583" office:value-type="float"/>
          <table:table-cell office:value-type="string">
            <text:p>Fatoumata</text:p>
          </table:table-cell>
          <table:table-cell office:value-type="string">
            <text:p>Kalane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5-08-27" office:value-type="date"/>
          <table:table-cell office:value-type="string">
            <text:p>Abeya</text:p>
          </table:table-cell>
          <table:table-cell office:value-type="string">
            <text:p>Kalane</text:p>
          </table:table-cell>
          <table:table-cell office:value-type="string">
            <text:p>Adam</text:p>
          </table:table-cell>
          <table:table-cell office:value-type="string">
            <text:p>Maiga</text:p>
          </table:table-cell>
          <table:table-cell office:value="4.31" office:value-type="float"/>
          <table:table-cell/>
        </table:table-row>
        <table:table-row>
          <table:table-cell office:value="56" office:value-type="float"/>
          <table:table-cell office:value="584" office:value-type="float"/>
          <table:table-cell office:value-type="string">
            <text:p>Daouda</text:p>
          </table:table-cell>
          <table:table-cell office:value-type="string">
            <text:p>Doumbi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1-13" office:value-type="date"/>
          <table:table-cell office:value-type="string">
            <text:p>Mamadou</text:p>
          </table:table-cell>
          <table:table-cell office:value-type="string">
            <text:p>Doumbia</text:p>
          </table:table-cell>
          <table:table-cell office:value-type="string">
            <text:p>Aminata</text:p>
          </table:table-cell>
          <table:table-cell office:value-type="string">
            <text:p>Diancoumba</text:p>
          </table:table-cell>
          <table:table-cell office:value="4.28" office:value-type="float"/>
          <table:table-cell/>
        </table:table-row>
        <table:table-row>
          <table:table-cell office:value="57" office:value-type="float"/>
          <table:table-cell office:value="585" office:value-type="float"/>
          <table:table-cell office:value-type="string">
            <text:p>Ousmane</text:p>
          </table:table-cell>
          <table:table-cell office:value-type="string">
            <text:p>Djibo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10-06" office:value-type="date"/>
          <table:table-cell office:value-type="string">
            <text:p>Oumar</text:p>
          </table:table-cell>
          <table:table-cell office:value-type="string">
            <text:p>Djibo</text:p>
          </table:table-cell>
          <table:table-cell office:value-type="string">
            <text:p>Zeïnabou</text:p>
          </table:table-cell>
          <table:table-cell office:value-type="string">
            <text:p>Sawadogo</text:p>
          </table:table-cell>
          <table:table-cell office:value="4.15" office:value-type="float"/>
          <table:table-cell/>
        </table:table-row>
        <table:table-row>
          <table:table-cell office:value="58" office:value-type="float"/>
          <table:table-cell office:value="586" office:value-type="float"/>
          <table:table-cell office:value-type="string">
            <text:p>Fakouma</text:p>
          </table:table-cell>
          <table:table-cell office:value-type="string">
            <text:p>Sinint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4-11-19" office:value-type="date"/>
          <table:table-cell office:value-type="string">
            <text:p>Salif</text:p>
          </table:table-cell>
          <table:table-cell office:value-type="string">
            <text:p>Sininta</text:p>
          </table:table-cell>
          <table:table-cell office:value-type="string">
            <text:p>Kadiatou</text:p>
          </table:table-cell>
          <table:table-cell office:value-type="string">
            <text:p>Diallo</text:p>
          </table:table-cell>
          <table:table-cell office:value="4.12" office:value-type="float"/>
          <table:table-cell/>
        </table:table-row>
        <table:table-row>
          <table:table-cell office:value="59" office:value-type="float"/>
          <table:table-cell office:value="587" office:value-type="float"/>
          <table:table-cell office:value-type="string">
            <text:p>Dicko Issa</text:p>
          </table:table-cell>
          <table:table-cell office:value-type="string">
            <text:p>Tambour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4-07-08" office:value-type="date"/>
          <table:table-cell office:value-type="string">
            <text:p>Youssouf</text:p>
          </table:table-cell>
          <table:table-cell office:value-type="string">
            <text:p>Tamboura</text:p>
          </table:table-cell>
          <table:table-cell office:value-type="string">
            <text:p>Aminata</text:p>
          </table:table-cell>
          <table:table-cell office:value-type="string">
            <text:p>Diarra</text:p>
          </table:table-cell>
          <table:table-cell office:value="4.12" office:value-type="float"/>
          <table:table-cell/>
        </table:table-row>
        <table:table-row>
          <table:table-cell office:value="60" office:value-type="float"/>
          <table:table-cell office:value="588" office:value-type="float"/>
          <table:table-cell office:value-type="string">
            <text:p>Amadou</text:p>
          </table:table-cell>
          <table:table-cell office:value-type="string">
            <text:p>Boré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5-04-14" office:value-type="date"/>
          <table:table-cell office:value-type="string">
            <text:p>Lassina</text:p>
          </table:table-cell>
          <table:table-cell office:value-type="string">
            <text:p>Boré</text:p>
          </table:table-cell>
          <table:table-cell office:value-type="string">
            <text:p>Korotoumou</text:p>
          </table:table-cell>
          <table:table-cell office:value-type="string">
            <text:p>Traore</text:p>
          </table:table-cell>
          <table:table-cell office:value="4.09" office:value-type="float"/>
          <table:table-cell/>
        </table:table-row>
        <table:table-row>
          <table:table-cell office:value="61" office:value-type="float"/>
          <table:table-cell office:value="589" office:value-type="float"/>
          <table:table-cell office:value-type="string">
            <text:p>Wassa</text:p>
          </table:table-cell>
          <table:table-cell office:value-type="string">
            <text:p>Traore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3-24" office:value-type="date"/>
          <table:table-cell office:value-type="string">
            <text:p>Modibo</text:p>
          </table:table-cell>
          <table:table-cell office:value-type="string">
            <text:p>Traore</text:p>
          </table:table-cell>
          <table:table-cell office:value-type="string">
            <text:p>Goundo</text:p>
          </table:table-cell>
          <table:table-cell office:value-type="string">
            <text:p>Dolo</text:p>
          </table:table-cell>
          <table:table-cell office:value="4.06" office:value-type="float"/>
          <table:table-cell/>
        </table:table-row>
        <table:table-row>
          <table:table-cell office:value="62" office:value-type="float"/>
          <table:table-cell office:value="590" office:value-type="float"/>
          <table:table-cell office:value-type="string">
            <text:p>Kadiatou</text:p>
          </table:table-cell>
          <table:table-cell office:value-type="string">
            <text:p>Saouner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12-09" office:value-type="date"/>
          <table:table-cell office:value-type="string">
            <text:p>Ousmane</text:p>
          </table:table-cell>
          <table:table-cell office:value-type="string">
            <text:p>Saounera</text:p>
          </table:table-cell>
          <table:table-cell office:value-type="string">
            <text:p>Zeïnabou</text:p>
          </table:table-cell>
          <table:table-cell office:value-type="string">
            <text:p>Traore</text:p>
          </table:table-cell>
          <table:table-cell office:value="4.06" office:value-type="float"/>
          <table:table-cell/>
        </table:table-row>
        <table:table-row>
          <table:table-cell office:value="63" office:value-type="float"/>
          <table:table-cell office:value="591" office:value-type="float"/>
          <table:table-cell office:value-type="string">
            <text:p>Sidi</text:p>
          </table:table-cell>
          <table:table-cell office:value-type="string">
            <text:p>Kalane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6-10" office:value-type="date"/>
          <table:table-cell office:value-type="string">
            <text:p>Massama</text:p>
          </table:table-cell>
          <table:table-cell office:value-type="string">
            <text:p>Kalane</text:p>
          </table:table-cell>
          <table:table-cell office:value-type="string">
            <text:p>Bintou</text:p>
          </table:table-cell>
          <table:table-cell office:value-type="string">
            <text:p>Coulibaly</text:p>
          </table:table-cell>
          <table:table-cell office:value="4" office:value-type="float"/>
          <table:table-cell/>
        </table:table-row>
        <table:table-row>
          <table:table-cell office:value="64" office:value-type="float"/>
          <table:table-cell office:value="592" office:value-type="float"/>
          <table:table-cell office:value-type="string">
            <text:p>Aboubacar</text:p>
          </table:table-cell>
          <table:table-cell office:value-type="string">
            <text:p>Camar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2-09" office:value-type="date"/>
          <table:table-cell office:value-type="string">
            <text:p>Mohamed</text:p>
          </table:table-cell>
          <table:table-cell office:value-type="string">
            <text:p>Camara</text:p>
          </table:table-cell>
          <table:table-cell office:value-type="string">
            <text:p>Senou</text:p>
          </table:table-cell>
          <table:table-cell office:value-type="string">
            <text:p>Kafoune</text:p>
          </table:table-cell>
          <table:table-cell office:value="3.99" office:value-type="float"/>
          <table:table-cell/>
        </table:table-row>
        <table:table-row>
          <table:table-cell office:value="65" office:value-type="float"/>
          <table:table-cell office:value="593" office:value-type="float"/>
          <table:table-cell office:value-type="string">
            <text:p>Sekou</text:p>
          </table:table-cell>
          <table:table-cell office:value-type="string">
            <text:p>Kalane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5-14" office:value-type="date"/>
          <table:table-cell office:value-type="string">
            <text:p>Tiena</text:p>
          </table:table-cell>
          <table:table-cell office:value-type="string">
            <text:p>Kalane</text:p>
          </table:table-cell>
          <table:table-cell office:value-type="string">
            <text:p>Oumou</text:p>
          </table:table-cell>
          <table:table-cell office:value-type="string">
            <text:p>Traore</text:p>
          </table:table-cell>
          <table:table-cell office:value="3.94" office:value-type="float"/>
          <table:table-cell/>
        </table:table-row>
        <table:table-row>
          <table:table-cell office:value="66" office:value-type="float"/>
          <table:table-cell office:value="594" office:value-type="float"/>
          <table:table-cell office:value-type="string">
            <text:p>Aïché</text:p>
          </table:table-cell>
          <table:table-cell office:value-type="string">
            <text:p>Sougoun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5-12-31" office:value-type="date"/>
          <table:table-cell office:value-type="string">
            <text:p>Alou</text:p>
          </table:table-cell>
          <table:table-cell office:value-type="string">
            <text:p>Sougouna</text:p>
          </table:table-cell>
          <table:table-cell office:value-type="string">
            <text:p>Ramata</text:p>
          </table:table-cell>
          <table:table-cell office:value-type="string">
            <text:p>Ballo</text:p>
          </table:table-cell>
          <table:table-cell office:value="3.81" office:value-type="float"/>
          <table:table-cell/>
        </table:table-row>
        <table:table-row>
          <table:table-cell office:value="67" office:value-type="float"/>
          <table:table-cell office:value="595" office:value-type="float"/>
          <table:table-cell office:value-type="string">
            <text:p>Alou</text:p>
          </table:table-cell>
          <table:table-cell office:value-type="string">
            <text:p>Kébé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6-13" office:value-type="date"/>
          <table:table-cell office:value-type="string">
            <text:p>Seydou</text:p>
          </table:table-cell>
          <table:table-cell office:value-type="string">
            <text:p>Kébé</text:p>
          </table:table-cell>
          <table:table-cell office:value-type="string">
            <text:p>Adam</text:p>
          </table:table-cell>
          <table:table-cell office:value-type="string">
            <text:p>Samake</text:p>
          </table:table-cell>
          <table:table-cell office:value="3.62" office:value-type="float"/>
          <table:table-cell/>
        </table:table-row>
        <table:table-row>
          <table:table-cell office:value="68" office:value-type="float"/>
          <table:table-cell office:value="596" office:value-type="float"/>
          <table:table-cell office:value-type="string">
            <text:p>Maïmouna</text:p>
          </table:table-cell>
          <table:table-cell office:value-type="string">
            <text:p>Koné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9-25" office:value-type="date"/>
          <table:table-cell office:value-type="string">
            <text:p>Alou</text:p>
          </table:table-cell>
          <table:table-cell office:value-type="string">
            <text:p>Koné</text:p>
          </table:table-cell>
          <table:table-cell office:value-type="string">
            <text:p>Hawa</text:p>
          </table:table-cell>
          <table:table-cell office:value-type="string">
            <text:p>Dieng</text:p>
          </table:table-cell>
          <table:table-cell office:value="3.59" office:value-type="float"/>
          <table:table-cell/>
        </table:table-row>
        <table:table-row>
          <table:table-cell office:value="69" office:value-type="float"/>
          <table:table-cell office:value="597" office:value-type="float"/>
          <table:table-cell office:value-type="string">
            <text:p>Seydou</text:p>
          </table:table-cell>
          <table:table-cell office:value-type="string">
            <text:p>Zall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4-10-01" office:value-type="date"/>
          <table:table-cell office:value-type="string">
            <text:p>Kefing</text:p>
          </table:table-cell>
          <table:table-cell office:value-type="string">
            <text:p>Zalla</text:p>
          </table:table-cell>
          <table:table-cell office:value-type="string">
            <text:p>Dado</text:p>
          </table:table-cell>
          <table:table-cell office:value-type="string">
            <text:p>Diallo</text:p>
          </table:table-cell>
          <table:table-cell office:value="3.31" office:value-type="float"/>
          <table:table-cell/>
        </table:table-row>
        <table:table-row>
          <table:table-cell office:value="70" office:value-type="float"/>
          <table:table-cell office:value="598" office:value-type="float"/>
          <table:table-cell office:value-type="string">
            <text:p>Ousmane</text:p>
          </table:table-cell>
          <table:table-cell office:value-type="string">
            <text:p>Diabaté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12-24" office:value-type="date"/>
          <table:table-cell office:value-type="string">
            <text:p>Bina</text:p>
          </table:table-cell>
          <table:table-cell office:value-type="string">
            <text:p>Diabaté</text:p>
          </table:table-cell>
          <table:table-cell office:value-type="string">
            <text:p>Alimata</text:p>
          </table:table-cell>
          <table:table-cell office:value-type="string">
            <text:p>Bouare</text:p>
          </table:table-cell>
          <table:table-cell office:value="3.25" office:value-type="float"/>
          <table:table-cell/>
        </table:table-row>
        <table:table-row>
          <table:table-cell office:value="71" office:value-type="float"/>
          <table:table-cell office:value="599" office:value-type="float"/>
          <table:table-cell office:value-type="string">
            <text:p>Bourama</text:p>
          </table:table-cell>
          <table:table-cell office:value-type="string">
            <text:p>Sacko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7-24" office:value-type="date"/>
          <table:table-cell office:value-type="string">
            <text:p>Moussa</text:p>
          </table:table-cell>
          <table:table-cell office:value-type="string">
            <text:p>Sacko</text:p>
          </table:table-cell>
          <table:table-cell office:value-type="string">
            <text:p>Aïssata</text:p>
          </table:table-cell>
          <table:table-cell office:value-type="string">
            <text:p>Diallo</text:p>
          </table:table-cell>
          <table:table-cell office:value="3.12" office:value-type="float"/>
          <table:table-cell/>
        </table:table-row>
        <table:table-row>
          <table:table-cell office:value="72" office:value-type="float"/>
          <table:table-cell office:value="600" office:value-type="float"/>
          <table:table-cell office:value-type="string">
            <text:p>Alou Badra</text:p>
          </table:table-cell>
          <table:table-cell office:value-type="string">
            <text:p>Bangour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3-05" office:value-type="date"/>
          <table:table-cell office:value-type="string">
            <text:p>Mamadou</text:p>
          </table:table-cell>
          <table:table-cell office:value-type="string">
            <text:p>Bangoura</text:p>
          </table:table-cell>
          <table:table-cell office:value-type="string">
            <text:p>Almoussouna</text:p>
          </table:table-cell>
          <table:table-cell office:value-type="string">
            <text:p>Dicko</text:p>
          </table:table-cell>
          <table:table-cell office:value="3" office:value-type="float"/>
          <table:table-cell/>
        </table:table-row>
        <table:table-row>
          <table:table-cell office:value="73" office:value-type="float"/>
          <table:table-cell office:value="601" office:value-type="float"/>
          <table:table-cell office:value-type="string">
            <text:p>Mamadou Latif</text:p>
          </table:table-cell>
          <table:table-cell office:value-type="string">
            <text:p>Doumbia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6-06-05" office:value-type="date"/>
          <table:table-cell office:value-type="string">
            <text:p>Aly</text:p>
          </table:table-cell>
          <table:table-cell office:value-type="string">
            <text:p>Doumbia</text:p>
          </table:table-cell>
          <table:table-cell office:value-type="string">
            <text:p>Korotoumou</text:p>
          </table:table-cell>
          <table:table-cell office:value-type="string">
            <text:p>Koné</text:p>
          </table:table-cell>
          <table:table-cell office:value="2.96" office:value-type="float"/>
          <table:table-cell/>
        </table:table-row>
        <table:table-row>
          <table:table-cell office:value="74" office:value-type="float"/>
          <table:table-cell office:value="602" office:value-type="float"/>
          <table:table-cell office:value-type="string">
            <text:p>Cheickné Amada</text:p>
          </table:table-cell>
          <table:table-cell office:value-type="string">
            <text:p>Diakite</text:p>
          </table:table-cell>
          <table:table-cell office:value-type="string">
            <text:p/>
          </table:table-cell>
          <table:table-cell office:value-type="string">
            <text:p>Bamako</text:p>
          </table:table-cell>
          <table:table-cell office:date-value="2015-05-18" office:value-type="date"/>
          <table:table-cell office:value-type="string">
            <text:p>Diala</text:p>
          </table:table-cell>
          <table:table-cell office:value-type="string">
            <text:p>Diakite</text:p>
          </table:table-cell>
          <table:table-cell office:value-type="string">
            <text:p>Fatoumata</text:p>
          </table:table-cell>
          <table:table-cell office:value-type="string">
            <text:p>Soumounou</text:p>
          </table:table-cell>
          <table:table-cell office:value="2.87" office:value-type="float"/>
          <table:table-cell/>
        </table:table-row>
        <table:table-row>
          <table:table-cell office:value="76" office:value-type="float"/>
          <table:table-cell office:value-type="string">
            <text:p>Moctar</text:p>
          </table:table-cell>
          <table:table-cell office:value-type="string">
            <text:p>Moctar</text:p>
          </table:table-cell>
          <table:table-cell office:value-type="string">
            <text:p>Moctar</text:p>
          </table:table-cell>
          <table:table-cell office:value-type="string">
            <text:p>Moctar</text:p>
          </table:table-cell>
          <table:table-cell office:value-type="string">
            <text:p>Moctar</text:p>
          </table:table-cell>
          <table:table-cell office:value-type="string">
            <text:p>Moctar</text:p>
          </table:table-cell>
          <table:table-cell office:value-type="string">
            <text:p>Moctar</text:p>
          </table:table-cell>
          <table:table-cell office:value-type="string">
            <text:p>Moctar</text:p>
          </table:table-cell>
          <table:table-cell office:value-type="string">
            <text:p>Moctar</text:p>
          </table:table-cell>
          <table:table-cell office:value-type="string">
            <text:p>Moctar</text:p>
          </table:table-cell>
          <table:table-cell office:value-type="string">
            <text:p>Moctar</text:p>
          </table:table-cell>
          <table:table-cell office:value-type="string">
            <text:p>Moctar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10-01T15:02:44.730147</meta:creation-date>
    <dc:date>2022-10-01T15:02:44.784467</dc:date>
    <meta:generator>http://pypi.python.org/pypi/ezodf/0.1.0$Python3.10.6 (main, Aug 10 2022, 11:40:04) [GCC 11.3.0]</meta:generator>
    <meta:document-statistic/>
    <meta:editing-cycles>1</meta:editing-cycles>
  </office:meta>
</office:document-meta>
</file>